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2ea7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2ea7d" style:font-weight-asian="normal" style:font-weight-complex="normal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7fd62" style:font-weight-asian="normal" style:font-weight-complex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d4488" style:font-weight-asian="normal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paragraph-rsid="000dde08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2ea7d" officeooo:paragraph-rsid="001b4a95" fo:background-color="#fffffe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paragraph-rsid="000dde08" style:font-weight-asian="bold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rsid="0012ea7d" officeooo:paragraph-rsid="0012ea7d" style:font-weight-asian="bold" style:font-weight-complex="bol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bold" officeooo:rsid="0012ea7d" officeooo:paragraph-rsid="0019ed44" style:font-weight-asian="bold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paragraph-rsid="000dde08" fo:background-color="#fffff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normal" officeooo:rsid="0012ea7d" officeooo:paragraph-rsid="0017fd62" fo:background-color="#fffffe" style:font-weight-asian="normal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bold" officeooo:paragraph-rsid="000dde08" fo:background-color="#fffffe" style:font-weight-asian="bold" style:font-weight-complex="bol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a31515" style:font-name="monospace1" fo:font-size="10.5pt" fo:letter-spacing="normal" fo:font-style="normal" fo:font-weight="bold" officeooo:rsid="0012ea7d" officeooo:paragraph-rsid="0012ea7d" fo:background-color="#fffffe" style:font-weight-asian="bold" style:font-weight-complex="bol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bold" officeooo:rsid="0014e7e3" officeooo:paragraph-rsid="0014e7e3" fo:background-color="#fffffe" style:font-weight-asian="bold" style:font-weight-complex="bold"/>
    </style:style>
    <style:style style:name="P1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1" fo:font-size="10.5pt" fo:letter-spacing="normal" fo:font-style="normal" fo:font-weight="normal" officeooo:paragraph-rsid="000dde08" fo:background-color="#fffffe"/>
    </style:style>
    <style:style style:name="P1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14e7e3" fo:background-color="#fffffe" style:font-weight-asian="normal" style:font-weight-complex="normal"/>
    </style:style>
    <style:style style:name="P1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12121" style:font-name="monospace" fo:font-size="10.5pt" fo:letter-spacing="normal" fo:font-style="normal" fo:font-weight="normal" officeooo:rsid="0014e7e3" officeooo:paragraph-rsid="001d4488" fo:background-color="#fffffe" style:font-weight-asian="normal" style:font-weight-complex="normal"/>
    </style:style>
    <style:style style:name="P20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21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22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M25</text:p>
      <text:p text:style-name="P16"/>
      <text:p text:style-name="P18">Average nDCG@10 for 333 queries: <text:span text:style-name="T2">0.361</text:span> </text:p>
      <text:p text:style-name="P19">MRR@10 for 333 queries: <text:span text:style-name="T2">0.305</text:span> </text:p>
      <text:p text:style-name="P19">Average Precision@1: <text:span text:style-name="T2">0.228</text:span></text:p>
      <text:p text:style-name="P17"/>
      <text:p text:style-name="P17">100%|██████████| 9326/9326 [1:57:55&lt;00:00, <text:s/>1.78it/s]</text:p>
      <text:p text:style-name="P20">100%|██████████| 1036/1036 [04:10&lt;00:00, <text:s/>4.48it/s]</text:p>
      <text:p text:style-name="P21"><text:s text:c="2"/><text:span text:style-name="T1">0%| <text:s text:c="9"/>| 0/9326 [00:00&lt;?, ?it/s]</text:span></text:p>
      <text:p text:style-name="P15"/>
      <text:p text:style-name="P21"><text:s/><text:span text:style-name="T1">Epoch 1:</text:span></text:p>
      <text:p text:style-name="P21"><text:s text:c="9"/><text:span text:style-name="T1">Train Loss: 0.704 | Train Accuracy: 49.65%</text:span></text:p>
      <text:p text:style-name="P21"><text:s text:c="9"/><text:span text:style-name="T1">Validation Loss: 0.548 | Validation Accuracy: 95.21%</text:span></text:p>
      <text:p text:style-name="P22"/>
      <text:p text:style-name="P14">100%|██████████| 9326/9326 [1:57:52&lt;00:00, <text:s/>1.32it/s]</text:p>
      <text:p text:style-name="P20">100%|██████████| 1036/1036 [04:10&lt;00:00, <text:s/>4.47it/s]</text:p>
      <text:p text:style-name="P15"/>
      <text:p text:style-name="P21"><text:s/><text:span text:style-name="T1">Epoch 2:</text:span></text:p>
      <text:p text:style-name="P21"><text:s text:c="9"/><text:span text:style-name="T1">Train Loss: 0.703 | Train Accuracy: 49.57%</text:span></text:p>
      <text:p text:style-name="P21"><text:s text:c="9"/><text:span text:style-name="T1">Validation Loss: 0.548 | Validation Accuracy: 95.21%</text:span></text:p>
      <text:p text:style-name="P10"/>
      <text:p text:style-name="P10"/>
      <text:p text:style-name="P12">model/1_model-bert256-full.pt</text:p>
      <text:p text:style-name="P7"/>
      <text:p text:style-name="P5">Average nDCG@10 for 330 queries: <text:span text:style-name="T2">0.335</text:span>4002355109642 </text:p>
      <text:p text:style-name="P5">MRR@10 for 330 queries: <text:span text:style-name="T2">0.266</text:span>17331617331624 </text:p>
      <text:p text:style-name="P5">Average Precision@1: <text:span text:style-name="T2">0.18</text:span>484848484848485</text:p>
      <text:p text:style-name="P5"/>
      <text:p text:style-name="P8">test_full</text:p>
      <text:p text:style-name="P1"/>
      <text:p text:style-name="P2">Average nDCG@10 for 330 queries: <text:span text:style-name="T2">0.310</text:span>8120468170617 </text:p>
      <text:p text:style-name="P2">MRR@10 for 330 queries: <text:span text:style-name="T2">0.246</text:span>24982124982128 </text:p>
      <text:p text:style-name="P2">Average Precision@1: <text:span text:style-name="T2">0.172</text:span>72727272727273</text:p>
      <text:p text:style-name="P2"/>
      <text:p text:style-name="P13">model/1_model-bert-pairwise-full.pt</text:p>
      <text:p text:style-name="P13"/>
      <text:p text:style-name="P6">Average nDCG@10 for 330 queries: 0.22526914884418908</text:p>
      <text:p text:style-name="P6">MRR@10 for 330 queries: 0.15459745459745478 </text:p>
      <text:p text:style-name="P6">Average Precision@1: 0.07575757575757576</text:p>
      <text:p text:style-name="P2"/>
      <text:p text:style-name="P9">test_full</text:p>
      <text:p text:style-name="P9"/>
      <text:p text:style-name="P3">Average nDCG@10 for 330 queries: 0.20979769229822257</text:p>
      <text:p text:style-name="P3">MRR@10 for 330 queries: 0.14353639353639366 </text:p>
      <text:p text:style-name="P3">Average Precision@1: 0.07272727272727272</text:p>
      <text:p text:style-name="P3"/>
      <text:p text:style-name="P11">model/3_pairwise_000.pt</text:p>
      <text:p text:style-name="P3"/>
      <text:p text:style-name="P4">Average nDCG@10 for 333 queries: 0.2926628081455613 </text:p>
      <text:p text:style-name="P4">MRR@10 for 333 queries: 0.23561418561418568 </text:p>
      <text:p text:style-name="P4">Average Precision@1: 0.156156156156156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5:57:04.472964317</meta:creation-date>
    <dc:date>2020-03-24T10:39:05.004940055</dc:date>
    <meta:editing-duration>PT3H5M4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143" meta:character-count="1374" meta:non-whitespace-character-count="1203"/>
  </office:meta>
</office:document-meta>
</file>